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-Normal" svg:font-family="Helvetica-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86ad0" draw:fill-color="#786ad0" draw:textarea-horizontal-align="justify" draw:textarea-vertical-align="middle" draw:auto-grow-height="false" fo:min-height="0.388cm" fo:min-width="0.124cm"/>
    </style:style>
    <style:style style:name="gr2" style:family="graphic" style:parent-style-name="standard">
      <style:graphic-properties svg:stroke-color="#786ad0" draw:fill-color="#786ad0" draw:textarea-horizontal-align="justify" draw:textarea-vertical-align="middle" draw:auto-grow-height="false" fo:min-height="0.387cm" fo:min-width="0.124cm"/>
    </style:style>
    <style:style style:name="gr3" style:family="graphic" style:parent-style-name="standard">
      <style:graphic-properties svg:stroke-color="#786ad0" draw:fill-color="#786ad0" draw:textarea-horizontal-align="justify" draw:textarea-vertical-align="middle" draw:auto-grow-height="false" fo:min-height="0.387cm" fo:min-width="0.125cm"/>
    </style:style>
    <style:style style:name="gr4" style:family="graphic" style:parent-style-name="standard">
      <style:graphic-properties draw:textarea-horizontal-align="justify" draw:textarea-vertical-align="middle" draw:auto-grow-height="false" fo:min-height="0.388cm" fo:min-width="0.124cm"/>
    </style:style>
    <style:style style:name="gr5" style:family="graphic" style:parent-style-name="standard">
      <style:graphic-properties draw:textarea-horizontal-align="justify" draw:textarea-vertical-align="middle" draw:auto-grow-height="false" fo:min-height="0.387cm" fo:min-width="0.124cm"/>
    </style:style>
    <style:style style:name="gr6" style:family="graphic" style:parent-style-name="standard">
      <style:graphic-properties draw:textarea-horizontal-align="justify" draw:textarea-vertical-align="middle" draw:auto-grow-height="false" fo:min-height="0.387cm" fo:min-width="0.125cm"/>
    </style:style>
    <style:style style:name="gr7" style:family="graphic" style:parent-style-name="objectwithoutfill">
      <style:graphic-properties svg:stroke-width="0.053cm" draw:marker-start-width="0.279cm" draw:marker-end="Rounded_20_short_20_Arrow" draw:marker-end-width="0.181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b9dae4" draw:fill-color="#b9dae4" draw:textarea-horizontal-align="justify" draw:textarea-vertical-align="middle" draw:auto-grow-height="false" fo:min-height="0.387cm" fo:min-width="0.124cm"/>
    </style:style>
    <style:style style:name="gr9" style:family="graphic" style:parent-style-name="standard">
      <style:graphic-properties draw:stroke="none" svg:stroke-color="#000000" draw:fill="none" draw:fill-color="#ffffff" fo:min-height="1.245cm"/>
    </style:style>
    <style:style style:name="gr10" style:family="graphic" style:parent-style-name="standard">
      <style:graphic-properties draw:stroke="none" draw:fill="none" fo:min-height="0.43cm"/>
    </style:style>
    <style:style style:name="P1" style:family="paragraph">
      <style:paragraph-properties fo:text-align="center"/>
      <style:text-properties style:font-name="Helvetica-Normal"/>
    </style:style>
    <style:style style:name="P2" style:family="paragraph">
      <loext:graphic-properties draw:fill-color="#786ad0"/>
      <style:paragraph-properties fo:text-align="center"/>
      <style:text-properties style:font-name="Helvetica-Normal"/>
    </style:style>
    <style:style style:name="P3" style:family="paragraph">
      <loext:graphic-properties draw:fill-color="#786ad0"/>
      <style:paragraph-properties fo:text-align="center"/>
      <style:text-properties style:font-name="Helvetica-Normal" fo:font-size="12pt" style:font-size-asian="12pt" style:font-size-complex="12pt"/>
    </style:style>
    <style:style style:name="P4" style:family="paragraph">
      <style:paragraph-properties fo:text-align="center"/>
      <style:text-properties style:text-position="0% 100%" style:font-name="Helvetica-Normal"/>
    </style:style>
    <style:style style:name="P5" style:family="paragraph">
      <loext:graphic-properties draw:fill="none"/>
      <style:paragraph-properties fo:text-align="center"/>
      <style:text-properties style:font-name="Helvetica-Normal"/>
    </style:style>
    <style:style style:name="P6" style:family="paragraph">
      <loext:graphic-properties draw:fill-color="#b9dae4"/>
      <style:paragraph-properties fo:text-align="center"/>
      <style:text-properties style:font-name="Helvetica-Normal"/>
    </style:style>
    <style:style style:name="P7" style:family="paragraph">
      <loext:graphic-properties draw:fill="none" draw:fill-color="#ffffff"/>
      <style:paragraph-properties fo:text-align="center"/>
      <style:text-properties style:font-name="Helvetica-Normal" fo:font-size="14pt" style:font-size-asian="14pt" style:font-size-complex="14pt"/>
    </style:style>
    <style:style style:name="P8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style:font-name="Helvetica-Normal" fo:font-size="12pt" style:font-size-asian="12pt" style:font-size-complex="12pt"/>
    </style:style>
    <style:style style:name="T4" style:family="text">
      <style:text-properties style:text-position="-33% 58%" style:font-name="Helvetica-Normal" fo:font-size="12pt" style:font-size-asian="12pt" style:font-size-complex="12pt"/>
    </style:style>
    <style:style style:name="T5" style:family="text">
      <style:text-properties style:text-position="0% 100%" fo:font-size="12pt" style:font-size-asian="12pt" style:font-size-complex="12pt"/>
    </style:style>
    <style:style style:name="T6" style:family="text">
      <style:text-properties style:font-name="Helvetica-Normal" fo:font-size="14pt" style:font-size-asian="14pt" style:font-size-complex="14pt"/>
    </style:style>
    <style:style style:name="T7" style:family="text">
      <style:text-properties style:text-position="0% 100%" style:font-name="Helvetica-Norm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3" draw:id="id23" draw:layer="layout" svg:width="0.882cm" svg:height="0.902cm" svg:x="1.462cm" svg:y="2.91cm">
          <text:p text:style-name="P1"><text:span text:style-name="T1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0.882cm" svg:height="0.9cm" svg:x="1.463cm" svg:y="3.888cm">
          <text:p text:style-name="P1"><text:span text:style-name="T1">x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0.882cm" svg:height="0.902cm" svg:x="1.464cm" svg:y="4.864cm">
          <text:p text:style-name="P1"><text:span text:style-name="T1">x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0.882cm" svg:height="0.901cm" svg:x="1.465cm" svg:y="5.841cm">
          <text:p text:style-name="P1"><text:span text:style-name="T1">x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9" draw:id="id19" draw:layer="layout" svg:width="0.883cm" svg:height="0.901cm" svg:x="1.465cm" svg:y="6.817cm">
          <text:p text:style-name="P1"><text:span text:style-name="T1">x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0.882cm" svg:height="0.902cm" svg:x="1.466cm" svg:y="7.793cm">
          <text:p text:style-name="P1"><text:span text:style-name="T1">x</text:span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0.882cm" svg:height="0.901cm" svg:x="1.467cm" svg:y="8.771cm">
          <text:p text:style-name="P1"><text:span text:style-name="T1">x</text:span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0.882cm" svg:height="0.902cm" svg:x="1.468cm" svg:y="9.747cm">
          <text:p text:style-name="P1"><text:span text:style-name="T1">x</text:span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882cm" svg:height="0.901cm" svg:x="1.469cm" svg:y="10.724cm">
          <text:p text:style-name="P1"><text:span text:style-name="T1">x</text:span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0.882cm" svg:height="0.901cm" svg:x="1.463cm" svg:y="1.936cm">
          <text:p text:style-name="P1"><text:span text:style-name="T3">x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1" draw:id="id11" draw:layer="layout" svg:width="0.882cm" svg:height="0.902cm" svg:x="4.563cm" svg:y="2.91cm">
          <text:p text:style-name="P1"><text:span text:style-name="T5">AN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0.882cm" svg:height="0.9cm" svg:x="4.564cm" svg:y="3.888cm">
          <text:p text:style-name="P1"><text:span text:style-name="T5">AN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0.882cm" svg:height="0.902cm" svg:x="4.565cm" svg:y="4.864cm">
          <text:p text:style-name="P1"><text:span text:style-name="T5">AN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" draw:id="id8" draw:layer="layout" svg:width="0.882cm" svg:height="0.901cm" svg:x="4.566cm" svg:y="5.841cm">
          <text:p text:style-name="P1"><text:span text:style-name="T5">AN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" draw:id="id7" draw:layer="layout" svg:width="0.883cm" svg:height="0.901cm" svg:x="4.566cm" svg:y="6.817cm">
          <text:p text:style-name="P1"><text:span text:style-name="T5">AN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0.882cm" svg:height="0.902cm" svg:x="4.567cm" svg:y="7.793cm">
          <text:p text:style-name="P1"><text:span text:style-name="T5">AN</text:span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0.882cm" svg:height="0.901cm" svg:x="4.568cm" svg:y="8.771cm">
          <text:p text:style-name="P1"><text:span text:style-name="T5">AN</text:span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0.882cm" svg:height="0.902cm" svg:x="4.569cm" svg:y="9.747cm">
          <text:p text:style-name="P1"><text:span text:style-name="T5">AN</text:span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0.882cm" svg:height="0.901cm" svg:x="4.57cm" svg:y="10.724cm">
          <text:p text:style-name="P1"><text:span text:style-name="T5">AN</text:span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2" draw:id="id12" draw:layer="layout" svg:width="0.882cm" svg:height="0.901cm" svg:x="4.564cm" svg:y="1.936cm">
          <text:p text:style-name="P1"><text:span text:style-name="T5">AN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4" draw:id="id14" draw:layer="layout" svg:width="0.882cm" svg:height="0.901cm" svg:x="7.467cm" svg:y="6.241cm">
          <text:p text:style-name="P1"><text:span text:style-name="T5">AN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2.351cm" svg:y1="11.175cm" svg:x2="4.57cm" svg:y2="11.175cm" draw:start-shape="id1" draw:start-glue-point="10" draw:end-shape="id2" draw:end-glue-point="6" svg:d="M2351 11175h2219" svg:viewBox="0 0 2220 1">
          <text:p/>
        </draw:connector>
        <draw:connector draw:style-name="gr7" draw:text-style-name="P5" draw:layer="layout" draw:type="line" svg:x1="2.351cm" svg:y1="11.175cm" svg:x2="4.569cm" svg:y2="10.198cm" draw:end-shape="id3" draw:end-glue-point="6" svg:d="M2351 11175l2218-977" svg:viewBox="0 0 2219 978">
          <text:p/>
        </draw:connector>
        <draw:connector draw:style-name="gr7" draw:text-style-name="P5" draw:layer="layout" draw:type="line" svg:x1="2.351cm" svg:y1="11.175cm" svg:x2="4.568cm" svg:y2="9.222cm" draw:end-shape="id4" draw:end-glue-point="6" svg:d="M2351 11175l2217-1953" svg:viewBox="0 0 2218 1954">
          <text:p/>
        </draw:connector>
        <draw:connector draw:style-name="gr7" draw:text-style-name="P5" draw:layer="layout" draw:type="line" svg:x1="2.368cm" svg:y1="11.176cm" svg:x2="4.567cm" svg:y2="8.244cm" draw:start-shape="id5" draw:start-glue-point="2" draw:end-shape="id6" draw:end-glue-point="6" svg:d="M2368 11176l2199-2932" svg:viewBox="0 0 2200 2933">
          <text:p/>
        </draw:connector>
        <draw:connector draw:style-name="gr7" draw:text-style-name="P5" draw:layer="layout" draw:type="line" svg:x1="2.355cm" svg:y1="11.174cm" svg:x2="4.566cm" svg:y2="7.268cm" draw:end-shape="id7" draw:end-glue-point="6" svg:d="M2355 11174l2211-3906" svg:viewBox="0 0 2212 3907">
          <text:p/>
        </draw:connector>
        <draw:connector draw:style-name="gr7" draw:text-style-name="P5" draw:layer="layout" draw:type="line" svg:x1="2.358cm" svg:y1="11.174cm" svg:x2="4.566cm" svg:y2="6.292cm" draw:end-shape="id8" draw:end-glue-point="6" svg:d="M2358 11174l2208-4882" svg:viewBox="0 0 2209 4883">
          <text:p/>
        </draw:connector>
        <draw:connector draw:style-name="gr7" draw:text-style-name="P5" draw:layer="layout" draw:type="line" svg:x1="2.361cm" svg:y1="11.174cm" svg:x2="4.565cm" svg:y2="5.315cm" draw:end-shape="id9" draw:end-glue-point="6" svg:d="M2361 11174l2204-5859" svg:viewBox="0 0 2205 5860">
          <text:p/>
        </draw:connector>
        <draw:connector draw:style-name="gr7" draw:text-style-name="P5" draw:layer="layout" draw:type="line" svg:x1="2.364cm" svg:y1="11.175cm" svg:x2="4.564cm" svg:y2="4.338cm" draw:end-shape="id10" draw:end-glue-point="6" svg:d="M2364 11175l2200-6837" svg:viewBox="0 0 2201 6838">
          <text:p/>
        </draw:connector>
        <draw:connector draw:style-name="gr7" draw:text-style-name="P5" xml:id="id5" draw:id="id5" draw:layer="layout" draw:type="line" svg:x1="2.368cm" svg:y1="11.176cm" svg:x2="4.563cm" svg:y2="3.361cm" draw:end-shape="id11" draw:end-glue-point="6" svg:d="M2368 11176l2195-7815" svg:viewBox="0 0 2196 7816">
          <text:p/>
        </draw:connector>
        <draw:connector draw:style-name="gr7" draw:text-style-name="P5" draw:layer="layout" draw:type="line" svg:x1="2.368cm" svg:y1="11.176cm" svg:x2="4.564cm" svg:y2="2.387cm" draw:start-shape="id5" draw:start-glue-point="2" draw:end-shape="id12" draw:end-glue-point="6" svg:d="M2368 11176l2196-8789" svg:viewBox="0 0 2197 8790">
          <text:p/>
        </draw:connector>
        <draw:connector draw:style-name="gr7" draw:text-style-name="P5" xml:id="id17" draw:id="id17" draw:layer="layout" draw:type="line" svg:x1="2.35cm" svg:y1="10.198cm" svg:x2="4.57cm" svg:y2="11.175cm" draw:start-shape="id13" draw:start-glue-point="10" svg:d="M2350 10198l2220 977" svg:viewBox="0 0 2221 978">
          <text:p/>
        </draw:connector>
        <draw:connector draw:style-name="gr7" draw:text-style-name="P5" draw:layer="layout" draw:type="line" svg:x1="2.35cm" svg:y1="10.198cm" svg:x2="4.569cm" svg:y2="10.198cm" draw:start-shape="id13" draw:start-glue-point="10" draw:end-shape="id3" draw:end-glue-point="6" svg:d="M2350 10198h2219" svg:viewBox="0 0 2220 1">
          <text:p/>
        </draw:connector>
        <draw:connector draw:style-name="gr7" draw:text-style-name="P5" draw:layer="layout" draw:type="line" svg:x1="2.35cm" svg:y1="10.198cm" svg:x2="4.568cm" svg:y2="9.222cm" draw:start-shape="id13" draw:start-glue-point="10" draw:end-shape="id4" draw:end-glue-point="6" svg:d="M2350 10198l2218-976" svg:viewBox="0 0 2219 977">
          <text:p/>
        </draw:connector>
        <draw:connector draw:style-name="gr7" draw:text-style-name="P5" draw:layer="layout" draw:type="line" svg:x1="8.349cm" svg:y1="6.692cm" svg:x2="9.868cm" svg:y2="6.691cm" draw:start-shape="id14" draw:start-glue-point="10" draw:end-shape="id15" svg:d="M8349 6692l1519-1" svg:viewBox="0 0 1520 2">
          <text:p/>
        </draw:connector>
        <draw:connector draw:style-name="gr7" draw:text-style-name="P5" draw:layer="layout" draw:type="line" svg:x1="2.35cm" svg:y1="10.198cm" svg:x2="4.567cm" svg:y2="8.244cm" draw:start-shape="id13" draw:start-glue-point="10" draw:end-shape="id6" draw:end-glue-point="6" svg:d="M2350 10198l2217-1954" svg:viewBox="0 0 2218 1955">
          <text:p/>
        </draw:connector>
        <draw:connector draw:style-name="gr7" draw:text-style-name="P5" draw:layer="layout" draw:type="line" svg:x1="2.35cm" svg:y1="10.198cm" svg:x2="4.566cm" svg:y2="7.268cm" draw:start-shape="id13" draw:start-glue-point="10" draw:end-shape="id7" draw:end-glue-point="6" svg:d="M2350 10198l2216-2930" svg:viewBox="0 0 2217 2931">
          <text:p/>
        </draw:connector>
        <draw:connector draw:style-name="gr7" draw:text-style-name="P5" draw:layer="layout" draw:type="line" svg:x1="2.35cm" svg:y1="10.198cm" svg:x2="4.566cm" svg:y2="6.292cm" draw:start-shape="id13" draw:start-glue-point="10" draw:end-shape="id8" draw:end-glue-point="6" svg:d="M2350 10198l2216-3906" svg:viewBox="0 0 2217 3907">
          <text:p/>
        </draw:connector>
        <draw:connector draw:style-name="gr7" draw:text-style-name="P5" draw:layer="layout" draw:type="line" svg:x1="2.35cm" svg:y1="10.198cm" svg:x2="4.565cm" svg:y2="5.315cm" draw:start-shape="id13" draw:start-glue-point="10" draw:end-shape="id9" draw:end-glue-point="6" svg:d="M2350 10198l2215-4883" svg:viewBox="0 0 2216 4884">
          <text:p/>
        </draw:connector>
        <draw:connector draw:style-name="gr7" draw:text-style-name="P5" draw:layer="layout" draw:type="line" svg:x1="2.35cm" svg:y1="10.198cm" svg:x2="4.564cm" svg:y2="4.338cm" draw:start-shape="id13" draw:start-glue-point="10" draw:end-shape="id10" draw:end-glue-point="6" svg:d="M2350 10198l2214-5860" svg:viewBox="0 0 2215 5861">
          <text:p/>
        </draw:connector>
        <draw:connector draw:style-name="gr7" draw:text-style-name="P5" draw:layer="layout" draw:type="line" svg:x1="2.35cm" svg:y1="10.198cm" svg:x2="4.563cm" svg:y2="3.361cm" draw:start-shape="id13" draw:start-glue-point="10" draw:end-shape="id11" draw:end-glue-point="6" svg:d="M2350 10198l2213-6837" svg:viewBox="0 0 2214 6838">
          <text:p/>
        </draw:connector>
        <draw:connector draw:style-name="gr7" draw:text-style-name="P5" draw:layer="layout" draw:type="line" svg:x1="2.35cm" svg:y1="10.198cm" svg:x2="4.564cm" svg:y2="2.387cm" draw:start-shape="id13" draw:start-glue-point="10" draw:end-shape="id12" draw:end-glue-point="6" svg:d="M2350 10198l2214-7811" svg:viewBox="0 0 2215 7812">
          <text:p/>
        </draw:connector>
        <draw:connector draw:style-name="gr7" draw:text-style-name="P5" draw:layer="layout" draw:type="line" svg:x1="2.349cm" svg:y1="9.222cm" svg:x2="4.57cm" svg:y2="11.175cm" draw:start-shape="id16" draw:start-glue-point="10" draw:end-shape="id17" draw:end-glue-point="3" svg:d="M2349 9222l2221 1953" svg:viewBox="0 0 2222 1954">
          <text:p/>
        </draw:connector>
        <draw:connector draw:style-name="gr7" draw:text-style-name="P5" draw:layer="layout" draw:type="line" svg:x1="2.351cm" svg:y1="9.224cm" svg:x2="4.569cm" svg:y2="10.198cm" draw:end-shape="id3" draw:end-glue-point="6" svg:d="M2351 9224l2218 974" svg:viewBox="0 0 2219 975">
          <text:p/>
        </draw:connector>
        <draw:connector draw:style-name="gr7" draw:text-style-name="P5" draw:layer="layout" draw:type="line" svg:x1="2.351cm" svg:y1="9.227cm" svg:x2="4.568cm" svg:y2="9.222cm" draw:end-shape="id4" draw:end-glue-point="6" svg:d="M2351 9227l2217-5" svg:viewBox="0 0 2218 6">
          <text:p/>
        </draw:connector>
        <draw:connector draw:style-name="gr7" draw:text-style-name="P5" draw:layer="layout" draw:type="line" svg:x1="2.352cm" svg:y1="9.226cm" svg:x2="4.567cm" svg:y2="8.244cm" draw:end-shape="id6" draw:end-glue-point="6" svg:d="M2352 9226l2215-982" svg:viewBox="0 0 2216 983">
          <text:p/>
        </draw:connector>
        <draw:connector draw:style-name="gr7" draw:text-style-name="P5" draw:layer="layout" draw:type="line" svg:x1="2.353cm" svg:y1="9.224cm" svg:x2="4.566cm" svg:y2="7.268cm" draw:end-shape="id7" draw:end-glue-point="6" svg:d="M2353 9224l2213-1956" svg:viewBox="0 0 2214 1957">
          <text:p/>
        </draw:connector>
        <draw:connector draw:style-name="gr7" draw:text-style-name="P5" draw:layer="layout" draw:type="line" svg:x1="2.355cm" svg:y1="9.223cm" svg:x2="4.566cm" svg:y2="6.292cm" draw:end-shape="id8" draw:end-glue-point="6" svg:d="M2355 9223l2211-2931" svg:viewBox="0 0 2212 2932">
          <text:p/>
        </draw:connector>
        <draw:connector draw:style-name="gr7" draw:text-style-name="P5" draw:layer="layout" draw:type="line" svg:x1="2.358cm" svg:y1="9.223cm" svg:x2="4.565cm" svg:y2="5.315cm" draw:end-shape="id9" draw:end-glue-point="6" svg:d="M2358 9223l2207-3908" svg:viewBox="0 0 2208 3909">
          <text:p/>
        </draw:connector>
        <draw:connector draw:style-name="gr7" draw:text-style-name="P5" draw:layer="layout" draw:type="line" svg:x1="2.361cm" svg:y1="9.223cm" svg:x2="4.564cm" svg:y2="4.338cm" draw:end-shape="id10" draw:end-glue-point="6" svg:d="M2361 9223l2203-4885" svg:viewBox="0 0 2204 4886">
          <text:p/>
        </draw:connector>
        <draw:connector draw:style-name="gr7" draw:text-style-name="P5" draw:layer="layout" draw:type="line" svg:x1="2.365cm" svg:y1="9.224cm" svg:x2="4.563cm" svg:y2="3.361cm" draw:end-shape="id11" draw:end-glue-point="6" svg:d="M2365 9224l2198-5863" svg:viewBox="0 0 2199 5864">
          <text:p/>
        </draw:connector>
        <draw:connector draw:style-name="gr7" draw:text-style-name="P5" draw:layer="layout" draw:type="line" svg:x1="2.368cm" svg:y1="9.225cm" svg:x2="4.564cm" svg:y2="2.387cm" draw:end-shape="id12" draw:end-glue-point="6" svg:d="M2368 9225l2196-6838" svg:viewBox="0 0 2197 6839">
          <text:p/>
        </draw:connector>
        <draw:connector draw:style-name="gr7" draw:text-style-name="P5" draw:layer="layout" draw:type="line" svg:x1="2.348cm" svg:y1="8.244cm" svg:x2="4.57cm" svg:y2="11.175cm" draw:start-shape="id18" draw:start-glue-point="10" draw:end-shape="id17" draw:end-glue-point="3" svg:d="M2348 8244l2222 2931" svg:viewBox="0 0 2223 2932">
          <text:p/>
        </draw:connector>
        <draw:connector draw:style-name="gr7" draw:text-style-name="P5" draw:layer="layout" draw:type="line" svg:x1="2.35cm" svg:y1="8.246cm" svg:x2="4.569cm" svg:y2="10.198cm" draw:end-shape="id3" draw:end-glue-point="6" svg:d="M2350 8246l2219 1952" svg:viewBox="0 0 2220 1953">
          <text:p/>
        </draw:connector>
        <draw:connector draw:style-name="gr7" draw:text-style-name="P5" draw:layer="layout" draw:type="line" svg:x1="2.352cm" svg:y1="8.248cm" svg:x2="4.568cm" svg:y2="9.222cm" draw:end-shape="id4" draw:end-glue-point="6" svg:d="M2352 8248l2216 974" svg:viewBox="0 0 2217 975">
          <text:p/>
        </draw:connector>
        <draw:connector draw:style-name="gr7" draw:text-style-name="P5" draw:layer="layout" draw:type="line" svg:x1="2.352cm" svg:y1="8.251cm" svg:x2="4.567cm" svg:y2="8.244cm" draw:end-shape="id6" draw:end-glue-point="6" svg:d="M2352 8251l2215-7" svg:viewBox="0 0 2216 8">
          <text:p/>
        </draw:connector>
        <draw:connector draw:style-name="gr7" draw:text-style-name="P5" draw:layer="layout" draw:type="line" svg:x1="2.353cm" svg:y1="8.249cm" svg:x2="4.566cm" svg:y2="7.268cm" draw:end-shape="id7" draw:end-glue-point="6" svg:d="M2353 8249l2213-981" svg:viewBox="0 0 2214 982">
          <text:p/>
        </draw:connector>
        <draw:connector draw:style-name="gr7" draw:text-style-name="P5" draw:layer="layout" draw:type="line" svg:x1="2.354cm" svg:y1="8.247cm" svg:x2="4.566cm" svg:y2="6.292cm" draw:end-shape="id8" draw:end-glue-point="6" svg:d="M2354 8247l2212-1955" svg:viewBox="0 0 2213 1956">
          <text:p/>
        </draw:connector>
        <draw:connector draw:style-name="gr7" draw:text-style-name="P5" draw:layer="layout" draw:type="line" svg:x1="2.355cm" svg:y1="8.246cm" svg:x2="4.565cm" svg:y2="5.315cm" draw:end-shape="id9" draw:end-glue-point="6" svg:d="M2355 8246l2210-2931" svg:viewBox="0 0 2211 2932">
          <text:p/>
        </draw:connector>
        <draw:connector draw:style-name="gr7" draw:text-style-name="P5" draw:layer="layout" draw:type="line" svg:x1="2.357cm" svg:y1="8.246cm" svg:x2="4.564cm" svg:y2="4.338cm" draw:end-shape="id10" draw:end-glue-point="6" svg:d="M2357 8246l2207-3908" svg:viewBox="0 0 2208 3909">
          <text:p/>
        </draw:connector>
        <draw:connector draw:style-name="gr7" draw:text-style-name="P5" draw:layer="layout" draw:type="line" svg:x1="2.36cm" svg:y1="8.246cm" svg:x2="4.563cm" svg:y2="3.361cm" draw:end-shape="id11" draw:end-glue-point="6" svg:d="M2360 8246l2203-4885" svg:viewBox="0 0 2204 4886">
          <text:p/>
        </draw:connector>
        <draw:connector draw:style-name="gr7" draw:text-style-name="P5" draw:layer="layout" draw:type="line" svg:x1="2.364cm" svg:y1="8.247cm" svg:x2="4.564cm" svg:y2="2.387cm" draw:end-shape="id12" draw:end-glue-point="6" svg:d="M2364 8247l2200-5860" svg:viewBox="0 0 2201 5861">
          <text:p/>
        </draw:connector>
        <draw:connector draw:style-name="gr7" draw:text-style-name="P5" draw:layer="layout" draw:type="line" svg:x1="2.348cm" svg:y1="7.268cm" svg:x2="4.57cm" svg:y2="11.175cm" draw:start-shape="id19" draw:start-glue-point="10" draw:end-shape="id17" draw:end-glue-point="3" svg:d="M2348 7268l2222 3907" svg:viewBox="0 0 2223 3908">
          <text:p/>
        </draw:connector>
        <draw:connector draw:style-name="gr7" draw:text-style-name="P5" draw:layer="layout" draw:type="line" svg:x1="2.35cm" svg:y1="7.269cm" svg:x2="4.569cm" svg:y2="10.198cm" draw:end-shape="id3" draw:end-glue-point="6" svg:d="M2350 7269l2219 2929" svg:viewBox="0 0 2220 2930">
          <text:p/>
        </draw:connector>
        <draw:connector draw:style-name="gr7" draw:text-style-name="P5" draw:layer="layout" draw:type="line" svg:x1="2.352cm" svg:y1="7.271cm" svg:x2="4.568cm" svg:y2="9.222cm" draw:end-shape="id4" draw:end-glue-point="6" svg:d="M2352 7271l2216 1951" svg:viewBox="0 0 2217 1952">
          <text:p/>
        </draw:connector>
        <draw:connector draw:style-name="gr7" draw:text-style-name="P5" draw:layer="layout" draw:type="line" svg:x1="2.353cm" svg:y1="7.273cm" svg:x2="4.567cm" svg:y2="8.244cm" draw:end-shape="id6" draw:end-glue-point="6" svg:d="M2353 7273l2214 971" svg:viewBox="0 0 2215 972">
          <text:p/>
        </draw:connector>
        <draw:connector draw:style-name="gr7" draw:text-style-name="P5" draw:layer="layout" draw:type="line" svg:x1="2.353cm" svg:y1="7.277cm" svg:x2="4.566cm" svg:y2="7.268cm" draw:end-shape="id7" draw:end-glue-point="6" svg:d="M2353 7277l2213-9" svg:viewBox="0 0 2214 10">
          <text:p/>
        </draw:connector>
        <draw:connector draw:style-name="gr7" draw:text-style-name="P5" draw:layer="layout" draw:type="line" svg:x1="2.354cm" svg:y1="7.274cm" svg:x2="4.566cm" svg:y2="6.292cm" draw:end-shape="id8" draw:end-glue-point="6" svg:d="M2354 7274l2212-982" svg:viewBox="0 0 2213 983">
          <text:p/>
        </draw:connector>
        <draw:connector draw:style-name="gr7" draw:text-style-name="P5" draw:layer="layout" draw:type="line" svg:x1="2.354cm" svg:y1="7.272cm" svg:x2="4.565cm" svg:y2="5.315cm" draw:end-shape="id9" draw:end-glue-point="6" svg:d="M2354 7272l2211-1957" svg:viewBox="0 0 2212 1958">
          <text:p/>
        </draw:connector>
        <draw:connector draw:style-name="gr7" draw:text-style-name="P5" draw:layer="layout" draw:type="line" svg:x1="2.356cm" svg:y1="7.271cm" svg:x2="4.564cm" svg:y2="4.338cm" draw:end-shape="id10" draw:end-glue-point="6" svg:d="M2356 7271l2208-2933" svg:viewBox="0 0 2209 2934">
          <text:p/>
        </draw:connector>
        <draw:connector draw:style-name="gr7" draw:text-style-name="P5" draw:layer="layout" draw:type="line" svg:x1="2.358cm" svg:y1="7.271cm" svg:x2="4.563cm" svg:y2="3.361cm" draw:end-shape="id11" draw:end-glue-point="6" svg:d="M2358 7271l2205-3910" svg:viewBox="0 0 2206 3911">
          <text:p/>
        </draw:connector>
        <draw:connector draw:style-name="gr7" draw:text-style-name="P5" draw:layer="layout" draw:type="line" svg:x1="2.361cm" svg:y1="7.271cm" svg:x2="4.564cm" svg:y2="2.387cm" draw:end-shape="id12" draw:end-glue-point="6" svg:d="M2361 7271l2203-4884" svg:viewBox="0 0 2204 4885">
          <text:p/>
        </draw:connector>
        <draw:connector draw:style-name="gr7" draw:text-style-name="P5" draw:layer="layout" draw:type="line" svg:x1="2.347cm" svg:y1="6.292cm" svg:x2="4.57cm" svg:y2="11.175cm" draw:start-shape="id20" draw:start-glue-point="10" draw:end-shape="id17" draw:end-glue-point="3" svg:d="M2347 6292l2223 4883" svg:viewBox="0 0 2224 4884">
          <text:p/>
        </draw:connector>
        <draw:connector draw:style-name="gr7" draw:text-style-name="P5" draw:layer="layout" draw:type="line" svg:x1="2.35cm" svg:y1="6.293cm" svg:x2="4.569cm" svg:y2="10.198cm" draw:end-shape="id3" draw:end-glue-point="6" svg:d="M2350 6293l2219 3905" svg:viewBox="0 0 2220 3906">
          <text:p/>
        </draw:connector>
        <draw:connector draw:style-name="gr7" draw:text-style-name="P5" draw:layer="layout" draw:type="line" svg:x1="2.353cm" svg:y1="6.294cm" svg:x2="4.568cm" svg:y2="9.222cm" draw:end-shape="id4" draw:end-glue-point="6" svg:d="M2353 6294l2215 2928" svg:viewBox="0 0 2216 2929">
          <text:p/>
        </draw:connector>
        <draw:connector draw:style-name="gr7" draw:text-style-name="P5" draw:layer="layout" draw:type="line" svg:x1="2.355cm" svg:y1="6.295cm" svg:x2="4.567cm" svg:y2="8.244cm" draw:end-shape="id6" draw:end-glue-point="6" svg:d="M2355 6295l2212 1949" svg:viewBox="0 0 2213 1950">
          <text:p/>
        </draw:connector>
        <draw:connector draw:style-name="gr7" draw:text-style-name="P5" draw:layer="layout" draw:type="line" svg:x1="2.356cm" svg:y1="6.297cm" svg:x2="4.566cm" svg:y2="7.268cm" draw:end-shape="id7" draw:end-glue-point="6" svg:d="M2356 6297l2210 971" svg:viewBox="0 0 2211 972">
          <text:p/>
        </draw:connector>
        <draw:connector draw:style-name="gr7" draw:text-style-name="P5" draw:layer="layout" draw:type="line" svg:x1="2.356cm" svg:y1="6.301cm" svg:x2="4.566cm" svg:y2="6.292cm" draw:end-shape="id8" draw:end-glue-point="6" svg:d="M2356 6301l2210-9" svg:viewBox="0 0 2211 10">
          <text:p/>
        </draw:connector>
        <draw:connector draw:style-name="gr7" draw:text-style-name="P5" draw:layer="layout" draw:type="line" svg:x1="2.356cm" svg:y1="6.298cm" svg:x2="4.565cm" svg:y2="5.315cm" draw:end-shape="id9" draw:end-glue-point="6" svg:d="M2356 6298l2209-983" svg:viewBox="0 0 2210 984">
          <text:p/>
        </draw:connector>
        <draw:connector draw:style-name="gr7" draw:text-style-name="P5" draw:layer="layout" draw:type="line" svg:x1="2.357cm" svg:y1="6.296cm" svg:x2="4.564cm" svg:y2="4.338cm" draw:end-shape="id10" draw:end-glue-point="6" svg:d="M2357 6296l2207-1958" svg:viewBox="0 0 2208 1959">
          <text:p/>
        </draw:connector>
        <draw:connector draw:style-name="gr7" draw:text-style-name="P5" draw:layer="layout" draw:type="line" svg:x1="2.359cm" svg:y1="6.295cm" svg:x2="4.563cm" svg:y2="3.361cm" draw:end-shape="id11" draw:end-glue-point="6" svg:d="M2359 6295l2204-2934" svg:viewBox="0 0 2205 2935">
          <text:p/>
        </draw:connector>
        <draw:connector draw:style-name="gr7" draw:text-style-name="P5" draw:layer="layout" draw:type="line" svg:x1="2.361cm" svg:y1="6.295cm" svg:x2="4.564cm" svg:y2="2.387cm" draw:end-shape="id12" draw:end-glue-point="6" svg:d="M2361 6295l2203-3908" svg:viewBox="0 0 2204 3909">
          <text:p/>
        </draw:connector>
        <draw:connector draw:style-name="gr7" draw:text-style-name="P5" draw:layer="layout" draw:type="line" svg:x1="2.346cm" svg:y1="5.315cm" svg:x2="4.57cm" svg:y2="11.175cm" draw:start-shape="id21" draw:start-glue-point="10" draw:end-shape="id17" draw:end-glue-point="3" svg:d="M2346 5315l2224 5860" svg:viewBox="0 0 2225 5861">
          <text:p/>
        </draw:connector>
        <draw:connector draw:style-name="gr7" draw:text-style-name="P5" draw:layer="layout" draw:type="line" svg:x1="2.349cm" svg:y1="5.315cm" svg:x2="4.569cm" svg:y2="10.198cm" draw:end-shape="id3" draw:end-glue-point="6" svg:d="M2349 5315l2220 4883" svg:viewBox="0 0 2221 4884">
          <text:p/>
        </draw:connector>
        <draw:connector draw:style-name="gr7" draw:text-style-name="P5" draw:layer="layout" draw:type="line" svg:x1="2.352cm" svg:y1="5.316cm" svg:x2="4.568cm" svg:y2="9.222cm" draw:end-shape="id4" draw:end-glue-point="6" svg:d="M2352 5316l2216 3906" svg:viewBox="0 0 2217 3907">
          <text:p/>
        </draw:connector>
        <draw:connector draw:style-name="gr7" draw:text-style-name="P5" draw:layer="layout" draw:type="line" svg:x1="2.354cm" svg:y1="5.317cm" svg:x2="4.567cm" svg:y2="8.244cm" draw:end-shape="id6" draw:end-glue-point="6" svg:d="M2354 5317l2213 2927" svg:viewBox="0 0 2214 2928">
          <text:p/>
        </draw:connector>
        <draw:connector draw:style-name="gr7" draw:text-style-name="P5" draw:layer="layout" draw:type="line" svg:x1="2.356cm" svg:y1="5.319cm" svg:x2="4.566cm" svg:y2="7.268cm" draw:end-shape="id7" draw:end-glue-point="6" svg:d="M2356 5319l2210 1949" svg:viewBox="0 0 2211 1950">
          <text:p/>
        </draw:connector>
        <draw:connector draw:style-name="gr7" draw:text-style-name="P5" draw:layer="layout" draw:type="line" svg:x1="2.357cm" svg:y1="5.321cm" svg:x2="4.566cm" svg:y2="6.292cm" draw:end-shape="id8" draw:end-glue-point="6" svg:d="M2357 5321l2209 971" svg:viewBox="0 0 2210 972">
          <text:p/>
        </draw:connector>
        <draw:connector draw:style-name="gr7" draw:text-style-name="P5" draw:layer="layout" draw:type="line" svg:x1="2.358cm" svg:y1="5.325cm" svg:x2="4.565cm" svg:y2="5.315cm" draw:end-shape="id9" draw:end-glue-point="6" svg:d="M2358 5325l2207-10" svg:viewBox="0 0 2208 11">
          <text:p/>
        </draw:connector>
        <draw:connector draw:style-name="gr7" draw:text-style-name="P5" draw:layer="layout" draw:type="line" svg:x1="2.359cm" svg:y1="5.321cm" svg:x2="4.564cm" svg:y2="4.338cm" draw:end-shape="id10" draw:end-glue-point="6" svg:d="M2359 5321l2205-983" svg:viewBox="0 0 2206 984">
          <text:p/>
        </draw:connector>
        <draw:connector draw:style-name="gr7" draw:text-style-name="P5" draw:layer="layout" draw:type="line" svg:x1="2.36cm" svg:y1="5.319cm" svg:x2="4.563cm" svg:y2="3.361cm" draw:end-shape="id11" draw:end-glue-point="6" svg:d="M2360 5319l2203-1958" svg:viewBox="0 0 2204 1959">
          <text:p/>
        </draw:connector>
        <draw:connector draw:style-name="gr7" draw:text-style-name="P5" draw:layer="layout" draw:type="line" svg:x1="2.362cm" svg:y1="5.318cm" svg:x2="4.564cm" svg:y2="2.387cm" draw:end-shape="id12" draw:end-glue-point="6" svg:d="M2362 5318l2202-2931" svg:viewBox="0 0 2203 2932">
          <text:p/>
        </draw:connector>
        <draw:connector draw:style-name="gr7" draw:text-style-name="P5" draw:layer="layout" draw:type="line" svg:x1="2.345cm" svg:y1="4.338cm" svg:x2="4.57cm" svg:y2="11.175cm" draw:start-shape="id22" draw:start-glue-point="10" draw:end-shape="id17" draw:end-glue-point="3" svg:d="M2345 4338l2225 6837" svg:viewBox="0 0 2226 6838">
          <text:p/>
        </draw:connector>
        <draw:connector draw:style-name="gr7" draw:text-style-name="P5" draw:layer="layout" draw:type="line" svg:x1="2.349cm" svg:y1="4.339cm" svg:x2="4.569cm" svg:y2="10.198cm" draw:end-shape="id3" draw:end-glue-point="6" svg:d="M2349 4339l2220 5859" svg:viewBox="0 0 2221 5860">
          <text:p/>
        </draw:connector>
        <draw:connector draw:style-name="gr7" draw:text-style-name="P5" draw:layer="layout" draw:type="line" svg:x1="2.352cm" svg:y1="4.34cm" svg:x2="4.568cm" svg:y2="9.222cm" draw:end-shape="id4" draw:end-glue-point="6" svg:d="M2352 4340l2216 4882" svg:viewBox="0 0 2217 4883">
          <text:p/>
        </draw:connector>
        <draw:connector draw:style-name="gr7" draw:text-style-name="P5" draw:layer="layout" draw:type="line" svg:x1="2.355cm" svg:y1="4.341cm" svg:x2="4.567cm" svg:y2="8.244cm" draw:end-shape="id6" draw:end-glue-point="6" svg:d="M2355 4341l2212 3903" svg:viewBox="0 0 2213 3904">
          <text:p/>
        </draw:connector>
        <draw:connector draw:style-name="gr7" draw:text-style-name="P5" draw:layer="layout" draw:type="line" svg:x1="2.357cm" svg:y1="4.342cm" svg:x2="4.566cm" svg:y2="7.268cm" draw:end-shape="id7" draw:end-glue-point="6" svg:d="M2357 4342l2209 2926" svg:viewBox="0 0 2210 2927">
          <text:p/>
        </draw:connector>
        <draw:connector draw:style-name="gr7" draw:text-style-name="P5" draw:layer="layout" draw:type="line" svg:x1="2.359cm" svg:y1="4.343cm" svg:x2="4.566cm" svg:y2="6.292cm" draw:end-shape="id8" draw:end-glue-point="6" svg:d="M2359 4343l2207 1949" svg:viewBox="0 0 2208 1950">
          <text:p/>
        </draw:connector>
        <draw:connector draw:style-name="gr7" draw:text-style-name="P5" draw:layer="layout" draw:type="line" svg:x1="2.361cm" svg:y1="4.345cm" svg:x2="4.565cm" svg:y2="5.315cm" draw:end-shape="id9" draw:end-glue-point="6" svg:d="M2361 4345l2204 970" svg:viewBox="0 0 2205 971">
          <text:p/>
        </draw:connector>
        <draw:connector draw:style-name="gr7" draw:text-style-name="P5" draw:layer="layout" draw:type="line" svg:x1="2.361cm" svg:y1="4.348cm" svg:x2="4.564cm" svg:y2="4.338cm" draw:end-shape="id10" draw:end-glue-point="6" svg:d="M2361 4348l2203-10" svg:viewBox="0 0 2204 11">
          <text:p/>
        </draw:connector>
        <draw:connector draw:style-name="gr7" draw:text-style-name="P5" draw:layer="layout" draw:type="line" svg:x1="2.362cm" svg:y1="4.344cm" svg:x2="4.563cm" svg:y2="3.361cm" draw:end-shape="id11" draw:end-glue-point="6" svg:d="M2362 4344l2201-983" svg:viewBox="0 0 2202 984">
          <text:p/>
        </draw:connector>
        <draw:connector draw:style-name="gr7" draw:text-style-name="P5" draw:layer="layout" draw:type="line" svg:x1="2.363cm" svg:y1="4.342cm" svg:x2="4.564cm" svg:y2="2.387cm" draw:end-shape="id12" draw:end-glue-point="6" svg:d="M2363 4342l2201-1955" svg:viewBox="0 0 2202 1956">
          <text:p/>
        </draw:connector>
        <draw:connector draw:style-name="gr7" draw:text-style-name="P5" draw:layer="layout" draw:type="line" svg:x1="2.344cm" svg:y1="3.361cm" svg:x2="4.57cm" svg:y2="11.175cm" draw:start-shape="id23" draw:start-glue-point="10" draw:end-shape="id17" draw:end-glue-point="3" svg:d="M2344 3361l2226 7814" svg:viewBox="0 0 2227 7815">
          <text:p/>
        </draw:connector>
        <draw:connector draw:style-name="gr7" draw:text-style-name="P5" draw:layer="layout" draw:type="line" svg:x1="2.348cm" svg:y1="3.361cm" svg:x2="4.569cm" svg:y2="10.198cm" draw:end-shape="id3" draw:end-glue-point="6" svg:d="M2348 3361l2221 6837" svg:viewBox="0 0 2222 6838">
          <text:p/>
        </draw:connector>
        <draw:connector draw:style-name="gr7" draw:text-style-name="P5" draw:layer="layout" draw:type="line" svg:x1="2.352cm" svg:y1="3.362cm" svg:x2="4.568cm" svg:y2="9.222cm" draw:end-shape="id4" draw:end-glue-point="6" svg:d="M2352 3362l2216 5860" svg:viewBox="0 0 2217 5861">
          <text:p/>
        </draw:connector>
        <draw:connector draw:style-name="gr7" draw:text-style-name="P5" draw:layer="layout" draw:type="line" svg:x1="2.355cm" svg:y1="3.362cm" svg:x2="4.567cm" svg:y2="8.244cm" draw:end-shape="id6" draw:end-glue-point="6" svg:d="M2355 3362l2212 4882" svg:viewBox="0 0 2213 4883">
          <text:p/>
        </draw:connector>
        <draw:connector draw:style-name="gr7" draw:text-style-name="P5" draw:layer="layout" draw:type="line" svg:x1="2.358cm" svg:y1="3.363cm" svg:x2="4.566cm" svg:y2="7.268cm" draw:end-shape="id7" draw:end-glue-point="6" svg:d="M2358 3363l2208 3905" svg:viewBox="0 0 2209 3906">
          <text:p/>
        </draw:connector>
        <draw:connector draw:style-name="gr7" draw:text-style-name="P5" draw:layer="layout" draw:type="line" svg:x1="2.361cm" svg:y1="3.364cm" svg:x2="4.566cm" svg:y2="6.292cm" draw:end-shape="id8" draw:end-glue-point="6" svg:d="M2361 3364l2205 2928" svg:viewBox="0 0 2206 2929">
          <text:p/>
        </draw:connector>
        <draw:connector draw:style-name="gr7" draw:text-style-name="P5" draw:layer="layout" draw:type="line" svg:x1="2.363cm" svg:y1="3.365cm" svg:x2="4.565cm" svg:y2="5.315cm" draw:end-shape="id9" draw:end-glue-point="6" svg:d="M2363 3365l2202 1950" svg:viewBox="0 0 2203 1951">
          <text:p/>
        </draw:connector>
        <draw:connector draw:style-name="gr7" draw:text-style-name="P5" draw:layer="layout" draw:type="line" svg:x1="2.364cm" svg:y1="3.367cm" svg:x2="4.564cm" svg:y2="4.338cm" draw:end-shape="id10" draw:end-glue-point="6" svg:d="M2364 3367l2200 971" svg:viewBox="0 0 2201 972">
          <text:p/>
        </draw:connector>
        <draw:connector draw:style-name="gr7" draw:text-style-name="P5" draw:layer="layout" draw:type="line" svg:x1="2.364cm" svg:y1="3.371cm" svg:x2="4.563cm" svg:y2="3.361cm" draw:end-shape="id11" draw:end-glue-point="6" svg:d="M2364 3371l2199-10" svg:viewBox="0 0 2200 11">
          <text:p/>
        </draw:connector>
        <draw:connector draw:style-name="gr7" draw:text-style-name="P5" draw:layer="layout" draw:type="line" svg:x1="2.365cm" svg:y1="3.367cm" svg:x2="4.564cm" svg:y2="2.387cm" draw:end-shape="id12" draw:end-glue-point="6" svg:d="M2365 3367l2199-980" svg:viewBox="0 0 2200 981">
          <text:p/>
        </draw:connector>
        <draw:connector draw:style-name="gr7" draw:text-style-name="P5" draw:layer="layout" draw:type="line" svg:x1="2.345cm" svg:y1="2.387cm" svg:x2="4.57cm" svg:y2="11.175cm" draw:start-shape="id24" draw:start-glue-point="10" draw:end-shape="id17" draw:end-glue-point="3" svg:d="M2345 2387l2225 8788" svg:viewBox="0 0 2226 8789">
          <text:p/>
        </draw:connector>
        <draw:connector draw:style-name="gr7" draw:text-style-name="P5" draw:layer="layout" draw:type="line" svg:x1="2.349cm" svg:y1="2.387cm" svg:x2="4.569cm" svg:y2="10.198cm" draw:end-shape="id3" draw:end-glue-point="6" svg:d="M2349 2387l2220 7811" svg:viewBox="0 0 2221 7812">
          <text:p/>
        </draw:connector>
        <draw:connector draw:style-name="gr7" draw:text-style-name="P5" draw:layer="layout" draw:type="line" svg:x1="2.353cm" svg:y1="2.388cm" svg:x2="4.568cm" svg:y2="9.222cm" draw:end-shape="id4" draw:end-glue-point="6" svg:d="M2353 2388l2215 6834" svg:viewBox="0 0 2216 6835">
          <text:p/>
        </draw:connector>
        <draw:connector draw:style-name="gr7" draw:text-style-name="P5" draw:layer="layout" draw:type="line" svg:x1="2.357cm" svg:y1="2.388cm" svg:x2="4.567cm" svg:y2="8.244cm" draw:end-shape="id6" draw:end-glue-point="6" svg:d="M2357 2388l2210 5856" svg:viewBox="0 0 2211 5857">
          <text:p/>
        </draw:connector>
        <draw:connector draw:style-name="gr7" draw:text-style-name="P5" draw:layer="layout" draw:type="line" svg:x1="2.36cm" svg:y1="2.388cm" svg:x2="4.566cm" svg:y2="7.268cm" draw:end-shape="id7" draw:end-glue-point="6" svg:d="M2360 2388l2206 4880" svg:viewBox="0 0 2207 4881">
          <text:p/>
        </draw:connector>
        <draw:connector draw:style-name="gr7" draw:text-style-name="P5" draw:layer="layout" draw:type="line" svg:x1="2.363cm" svg:y1="2.389cm" svg:x2="4.566cm" svg:y2="6.292cm" draw:end-shape="id8" draw:end-glue-point="6" svg:d="M2363 2389l2203 3903" svg:viewBox="0 0 2204 3904">
          <text:p/>
        </draw:connector>
        <draw:connector draw:style-name="gr7" draw:text-style-name="P5" draw:layer="layout" draw:type="line" svg:x1="2.368cm" svg:y1="2.392cm" svg:x2="4.564cm" svg:y2="4.338cm" draw:end-shape="id10" draw:end-glue-point="6" svg:d="M2368 2392l2196 1946" svg:viewBox="0 0 2197 1947">
          <text:p/>
        </draw:connector>
        <draw:connector draw:style-name="gr7" draw:text-style-name="P5" draw:layer="layout" draw:type="line" svg:x1="2.369cm" svg:y1="2.394cm" svg:x2="4.565cm" svg:y2="5.315cm" draw:end-shape="id9" draw:end-glue-point="6" svg:d="M2369 2394l2196 2921" svg:viewBox="0 0 2197 2922">
          <text:p/>
        </draw:connector>
        <draw:connector draw:style-name="gr7" draw:text-style-name="P5" draw:layer="layout" draw:type="line" svg:x1="2.371cm" svg:y1="2.396cm" svg:x2="4.563cm" svg:y2="3.361cm" draw:end-shape="id11" draw:end-glue-point="6" svg:d="M2371 2396l2192 965" svg:viewBox="0 0 2193 966">
          <text:p/>
        </draw:connector>
        <draw:connector draw:style-name="gr7" draw:text-style-name="P5" draw:layer="layout" draw:type="line" svg:x1="2.371cm" svg:y1="2.4cm" svg:x2="4.564cm" svg:y2="2.387cm" draw:end-shape="id12" draw:end-glue-point="6" svg:d="M2371 2400l2193-13" svg:viewBox="0 0 2194 14">
          <text:p/>
        </draw:connector>
        <draw:connector draw:style-name="gr7" draw:text-style-name="P5" draw:layer="layout" draw:type="line" svg:x1="5.446cm" svg:y1="2.387cm" svg:x2="7.467cm" svg:y2="6.692cm" draw:start-shape="id12" draw:start-glue-point="10" draw:end-shape="id14" draw:end-glue-point="6" svg:d="M5446 2387l2021 4305" svg:viewBox="0 0 2022 4306">
          <text:p/>
        </draw:connector>
        <draw:connector draw:style-name="gr7" draw:text-style-name="P5" draw:layer="layout" draw:type="line" svg:x1="5.445cm" svg:y1="3.361cm" svg:x2="7.47cm" svg:y2="6.693cm" draw:start-shape="id11" draw:start-glue-point="10" svg:d="M5445 3361l2025 3332" svg:viewBox="0 0 2026 3333">
          <text:p/>
        </draw:connector>
        <draw:connector draw:style-name="gr7" draw:text-style-name="P5" draw:layer="layout" draw:type="line" svg:x1="5.446cm" svg:y1="4.338cm" svg:x2="7.473cm" svg:y2="6.694cm" draw:start-shape="id10" draw:start-glue-point="10" svg:d="M5446 4338l2027 2356" svg:viewBox="0 0 2028 2357">
          <text:p/>
        </draw:connector>
        <draw:connector draw:style-name="gr7" draw:text-style-name="P5" draw:layer="layout" draw:type="line" svg:x1="5.447cm" svg:y1="5.315cm" svg:x2="7.475cm" svg:y2="6.695cm" draw:start-shape="id9" draw:start-glue-point="10" svg:d="M5447 5315l2028 1380" svg:viewBox="0 0 2029 1381">
          <text:p/>
        </draw:connector>
        <draw:connector draw:style-name="gr7" draw:text-style-name="P5" draw:layer="layout" draw:type="line" svg:x1="5.448cm" svg:y1="6.291cm" svg:x2="7.476cm" svg:y2="6.697cm" draw:start-shape="id8" svg:d="M5448 6291l2028 406" svg:viewBox="0 0 2029 407">
          <text:p/>
        </draw:connector>
        <draw:connector draw:style-name="gr7" draw:text-style-name="P5" draw:layer="layout" draw:type="line" svg:x1="5.449cm" svg:y1="7.268cm" svg:x2="7.476cm" svg:y2="6.703cm" draw:start-shape="id7" draw:start-glue-point="10" svg:d="M5449 7268l2027-565" svg:viewBox="0 0 2028 566">
          <text:p/>
        </draw:connector>
        <draw:connector draw:style-name="gr7" draw:text-style-name="P5" draw:layer="layout" draw:type="line" svg:x1="5.449cm" svg:y1="8.244cm" svg:x2="7.477cm" svg:y2="6.7cm" draw:start-shape="id6" draw:start-glue-point="10" svg:d="M5449 8244l2028-1544" svg:viewBox="0 0 2029 1545">
          <text:p/>
        </draw:connector>
        <draw:connector draw:style-name="gr7" draw:text-style-name="P5" draw:layer="layout" draw:type="line" svg:x1="5.45cm" svg:y1="9.222cm" svg:x2="7.478cm" svg:y2="6.699cm" draw:start-shape="id4" draw:start-glue-point="10" svg:d="M5450 9222l2028-2523" svg:viewBox="0 0 2029 2524">
          <text:p/>
        </draw:connector>
        <draw:connector draw:style-name="gr7" draw:text-style-name="P5" draw:layer="layout" draw:type="line" svg:x1="5.451cm" svg:y1="10.198cm" svg:x2="7.48cm" svg:y2="6.699cm" draw:start-shape="id3" draw:start-glue-point="10" svg:d="M5451 10198l2029-3499" svg:viewBox="0 0 2030 3500">
          <text:p/>
        </draw:connector>
        <draw:connector draw:style-name="gr7" draw:text-style-name="P5" draw:layer="layout" draw:type="line" svg:x1="5.452cm" svg:y1="11.175cm" svg:x2="7.483cm" svg:y2="6.699cm" draw:start-shape="id2" draw:start-glue-point="10" svg:d="M5452 11175l2031-4476" svg:viewBox="0 0 2032 4477">
          <text:p/>
        </draw:connector>
        <draw:custom-shape draw:style-name="gr8" draw:text-style-name="P6" xml:id="id15" draw:id="id15" draw:layer="layout" svg:width="0.882cm" svg:height="0.901cm" svg:x="9.868cm" svg:y="6.241cm">
          <text:p text:style-name="P1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651cm" svg:height="1.495cm" svg:x="1.127cm" svg:y="0.9cm">
          <draw:text-box>
            <text:p text:style-name="P1"><text:span text:style-name="T6">Input</text:span></text:p>
          </draw:text-box>
        </draw:frame>
        <draw:frame draw:style-name="gr9" draw:text-style-name="P7" draw:layer="layout" svg:width="2.233cm" svg:height="1.495cm" svg:x="3.928cm" svg:y="0.901cm">
          <draw:text-box>
            <text:p text:style-name="P1"><text:span text:style-name="T6">Layer 1</text:span></text:p>
          </draw:text-box>
        </draw:frame>
        <draw:frame draw:style-name="gr9" draw:text-style-name="P7" draw:layer="layout" svg:width="2.233cm" svg:height="1.495cm" svg:x="6.729cm" svg:y="0.902cm">
          <draw:text-box>
            <text:p text:style-name="P1"><text:span text:style-name="T6">Layer 2</text:span></text:p>
          </draw:text-box>
        </draw:frame>
        <draw:frame draw:style-name="gr9" draw:text-style-name="P7" draw:layer="layout" svg:width="2.233cm" svg:height="1.495cm" svg:x="9.23cm" svg:y="0.903cm">
          <draw:text-box>
            <text:p text:style-name="P1"><text:span text:style-name="T6">Output</text:span></text:p>
          </draw:text-box>
        </draw:frame>
        <draw:frame draw:style-name="gr10" draw:text-style-name="P8" draw:layer="layout" svg:width="0.832cm" svg:height="0.68cm" svg:x="9.89cm" svg:y="6.389cm">
          <draw:text-box>
            <text:p><text:span text:style-name="T7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-Normal" svg:font-family="Helvetica-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9T13:55:13.624812036</meta:creation-date>
    <dc:date>2019-05-20T13:07:41.589453326</dc:date>
    <meta:editing-duration>PT9M13S</meta:editing-duration>
    <meta:editing-cycles>4</meta:editing-cycles>
    <meta:generator>LibreOffice/6.0.7.3$Linux_X86_64 LibreOffice_project/00m0$Build-3</meta:generator>
    <meta:document-statistic meta:object-count="138"/>
  </office:meta>
</office:document-meta>
</file>